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putFile.java</text:p>
      <text:p text:style-name="Standard"/>
      <text:p text:style-name="Standard">Konstruktor</text:p>
      <text:p text:style-name="Standard"><text:tab/>Parameter: XML File</text:p>
      <text:p text:style-name="Standard">parsed das XML File und erstellt für jeden Task in der Datei einen Task der in der Variable tasks gespeichert wird.</text:p>
      <text:p text:style-name="Standard"/>
      <text:p text:style-name="Standard">Task.java</text:p>
      <text:p text:style-name="Standard"/>
      <text:p text:style-name="Standard">Variable:</text:p>
      <text:p text:style-name="Standard"><text:tab/>Listen für alle Inhalte des XML Files</text:p>
      <text:p text:style-name="Standard"><text:tab/>Datenbankverbindungen</text:p>
      <text:p text:style-name="Standard"/>
      <text:p text:style-name="Standard">Methode:</text:p>
      <text:p text:style-name="Standard"><text:tab/>startTask</text:p>
      <text:p text:style-name="Standard"><text:tab/><text:tab/>Parameter: Datenbanktyp, ob lokal als mem oder online</text:p>
      <text:p text:style-name="Standard"><text:tab/>startet den Task und checked, ob der Task bereits existiert.</text:p>
      <text:p text:style-name="Standard"><text:tab/>Falls nein, zu createTask. Falls ja, wird der Task geladen und um einen Spieler erhöht.</text:p>
      <text:p text:style-name="Standard"><text:tab/></text:p>
      <text:p text:style-name="Standard"><text:tab/>checkTask</text:p>
      <text:p text:style-name="Standard"><text:tab/>überprüft, ob der Task bereits existiert.</text:p>
      <text:p text:style-name="Standard"/>
      <text:p text:style-name="Standard"><text:tab/>createTask</text:p>
      <text:p text:style-name="Standard"><text:tab/><text:tab/>Parameter: Datenbanktyp, ob lokal als mem oder online</text:p>
      <text:p text:style-name="Standard"><text:tab/>erstellt einen neuen Task und eine Datenbank in der alle Statements später ausgeführt <text:tab/>werden können.</text:p>
      <text:p text:style-name="Standard"/>
      <text:p text:style-name="Standard"><text:tab/>loadTask</text:p>
      <text:p text:style-name="Standard"><text:tab/>lädt einen erstellten Task und eine Datenbank in der alle Statements später ausgeführt <text:tab/>werden können.</text:p>
      <text:p text:style-name="Standard"/>
      <text:p text:style-name="Standard"><text:tab/>updateTask</text:p>
      <text:p text:style-name="Standard"><text:tab/>erhöht in der Tabelle mit der Spielübersicht die Spielerzahl.</text:p>
      <text:p text:style-name="Standard"/>
      <text:p text:style-name="Standard"><text:tab/>closeTask</text:p>
      <text:p text:style-name="Standard"><text:tab/>löscht den Task und verringert die Spielerzahl, sollte sie 0 sein, wird die zugehörige <text:tab/>Datenbank mit den Inhalten des Aufgabenblattes gelöscht.</text:p>
      <text:p text:style-name="Standard"/>
      <text:p text:style-name="Standard"><text:tab/>InsertToDb</text:p>
      <text:p text:style-name="Standard"><text:tab/>lädt alle Inhalte des Aufgabenblattes in die Datenbank</text:p>
      <text:p text:style-name="Standard"/>
      <text:p text:style-name="Standard"><text:tab/>selectFromDb</text:p>
      <text:p text:style-name="Standard"><text:tab/>führt alle Referencestatements des Blattes aus, liefert aber keine Daten zurück</text:p>
      <text:p text:style-name="Standard"/>
      <text:p text:style-name="Standard"><text:tab/>executeUserStatement</text:p>
      <text:p text:style-name="Standard"><text:tab/><text:tab/>Parameter: Statement als String</text:p>
      <text:p text:style-name="Standard"><text:tab/>führt das User Statement aus und liefert das Ergebnis als Return-Wert</text:p>
      <text:p text:style-name="Standard"/>
      <text:p text:style-name="Standard"><text:tab/>printData</text:p>
      <text:p text:style-name="Standard"><text:tab/>gibt alle Inhalte des Aufgabenblattes a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bias Runge</meta:initial-creator>
    <meta:creation-date>2015-05-13T12:05:40.91</meta:creation-date>
    <meta:document-statistic meta:table-count="0" meta:image-count="0" meta:object-count="0" meta:page-count="1" meta:paragraph-count="34" meta:word-count="194" meta:character-count="1356"/>
    <dc:date>2015-05-13T12:26:52.53</dc:date>
    <dc:creator>Tobias Runge</dc:creator>
    <meta:editing-duration>PT5M8S</meta:editing-duration>
    <meta:editing-cycles>1</meta:editing-cycles>
    <meta:generator>OpenOffice/4.1.1$Win32 OpenOffice.org_project/411m6$Build-9775</meta:generator>
  </office:meta>
</office:document-meta>
</file>